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Medial-r" style:family="table">
      <style:table-properties style:width="25.7cm" table:align="margins"/>
    </style:style>
    <style:style style:name="Medial-r.A" style:family="table-column">
      <style:table-column-properties style:column-width="5.14cm" style:rel-column-width="2914*"/>
    </style:style>
    <style:style style:name="Medial-r.B" style:family="table-column">
      <style:table-column-properties style:column-width="3.829cm" style:rel-column-width="2171*"/>
    </style:style>
    <style:style style:name="Medial-r.C" style:family="table-column">
      <style:table-column-properties style:column-width="2.884cm" style:rel-column-width="1635*"/>
    </style:style>
    <style:style style:name="Medial-r.D" style:family="table-column">
      <style:table-column-properties style:column-width="4.445cm" style:rel-column-width="2520*"/>
    </style:style>
    <style:style style:name="Medial-r.E" style:family="table-column">
      <style:table-column-properties style:column-width="9.402cm" style:rel-column-width="5330*"/>
    </style:style>
    <style:style style:name="Medial-r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al-r.E1" style:family="table-cell">
      <style:table-cell-properties fo:padding="0.097cm" fo:border="0.05pt solid #000000"/>
    </style:style>
    <style:style style:name="Medial-r.A2" style:family="table-cell">
      <style:table-cell-properties fo:padding="0.097cm" fo:border-left="0.05pt solid #000000" fo:border-right="none" fo:border-top="none" fo:border-bottom="0.05pt solid #000000"/>
    </style:style>
    <style:style style:name="Medial-r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cc06" officeooo:paragraph-rsid="001acc06"/>
    </style:style>
    <style:style style:name="P2" style:family="paragraph" style:parent-style-name="Table_20_Heading">
      <style:text-properties officeooo:rsid="001acc06" officeooo:paragraph-rsid="001acc06"/>
    </style:style>
    <style:style style:name="P3" style:family="paragraph" style:parent-style-name="Table_20_Heading">
      <style:paragraph-properties fo:text-align="center" style:justify-single-word="false"/>
      <style:text-properties officeooo:rsid="001acc06" officeooo:paragraph-rsid="001acc0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acc06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ac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edial -r- <text:span text:style-name="T1">(AitionUni)</text:span></text:h>
      <text:p text:style-name="P1"/>
      <table:table table:name="Medial-r" table:style-name="Medial-r">
        <table:table-column table:style-name="Medial-r.A"/>
        <table:table-column table:style-name="Medial-r.B"/>
        <table:table-column table:style-name="Medial-r.C"/>
        <table:table-column table:style-name="Medial-r.D"/>
        <table:table-column table:style-name="Medial-r.E"/>
        <table:table-header-rows>
          <table:table-row>
            <table:table-cell table:style-name="Medial-r.A1" office:value-type="string">
              <text:p text:style-name="P3">Glyph</text:p>
            </table:table-cell>
            <table:table-cell table:style-name="Medial-r.A1" office:value-type="string">
              <text:p text:style-name="P3">Glyph ID</text:p>
            </table:table-cell>
            <table:table-cell table:style-name="Medial-r.A1" office:value-type="string">
              <text:p text:style-name="P3">Pattern</text:p>
            </table:table-cell>
            <table:table-cell table:style-name="Medial-r.A1" office:value-type="string">
              <text:p text:style-name="P2">Consonants</text:p>
            </table:table-cell>
            <table:table-cell table:style-name="Medial-r.E1" office:value-type="string">
              <text:p text:style-name="P2">Notes</text:p>
            </table:table-cell>
          </table:table-row>
        </table:table-header-rows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  <table:table-row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4"/>
          </table:table-cell>
          <table:table-cell table:style-name="Medial-r.A2" office:value-type="string">
            <text:p text:style-name="P5">-<text:span text:style-name="T1">r</text:span></text:p>
          </table:table-cell>
          <table:table-cell table:style-name="Medial-r.A2" office:value-type="string">
            <text:p text:style-name="Table_20_Contents"/>
          </table:table-cell>
          <table:table-cell table:style-name="Medial-r.E2" office:value-type="string">
            <text:p text:style-name="Table_20_Contents"/>
          </table:table-cell>
        </table:table-row>
      </table:table>
      <text:p text:style-name="P1"/>
      <text:p text:style-name="P1">W = wide consonant<text:line-break/>N = narrow conson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Kai HK" svg:font-family="'AR PL UKai HK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AR PL UKai HK" style:font-family-asian="'AR PL UKai HK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AR PL UKai HK" style:font-family-asian="'AR PL UKai HK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 PL UKai HK" style:font-family-asian="'AR PL UKai HK'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9-08T09:44:32.682780177</meta:creation-date>
    <dc:date>2014-09-08T17:49:19.231356751</dc:date>
    <dc:creator>Andrew </dc:creator>
    <meta:editing-duration>PT7H49M36S</meta:editing-duration>
    <meta:editing-cycles>1</meta:editing-cycles>
    <meta:document-statistic meta:table-count="1" meta:image-count="0" meta:object-count="0" meta:page-count="1" meta:paragraph-count="16" meta:word-count="26" meta:character-count="114" meta:non-whitespace-character-count="104"/>
    <meta:generator>LibreOffice/4.1.3.2$Linux_X86_64 LibreOffice_project/410m0$Build-2</meta:generator>
  </office:meta>
</office:document-meta>
</file>